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69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9.35pt"/>
    </style:style>
    <style:style style:name="co4" style:family="table-column">
      <style:table-column-properties fo:break-before="auto" style:column-width="111.09pt"/>
    </style:style>
    <style:style style:name="co5" style:family="table-column">
      <style:table-column-properties fo:break-before="auto" style:column-width="156.25pt"/>
    </style:style>
    <style:style style:name="co6" style:family="table-column">
      <style:table-column-properties fo:break-before="auto" style:column-width="73.5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1a_20_Ava">
      <style:table-properties table:display="true" style:writing-mode="lr-tb"/>
    </style:style>
    <style:style style:name="ta2" style:family="table" style:master-page-name="PageStyle_5f_2na_20_Ava">
      <style:table-properties table:display="true" style:writing-mode="lr-tb"/>
    </style:style>
    <style:style style:name="ta3" style:family="table" style:master-page-name="PageStyle_5f_3a_20_Ava">
      <style:table-properties table:display="true" style:writing-mode="lr-tb"/>
    </style:style>
    <style:style style:name="ta4" style:family="table" style:master-page-name="PageStyle_5f_Nota_20_Fin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a Av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/>
          <table:table-cell table:style-name="ce13" office:value-type="string" calcext:value-type="string">
            <text:p>Nota</text:p>
          </table:table-cell>
          <table:table-cell table:style-name="ce13" office:value-type="string" calcext:value-type="string">
            <text:p>Quantitat</text:p>
          </table:table-cell>
          <table:table-cell table:style-name="ce15"/>
          <table:table-cell table:style-name="ce17" office:value-type="string" calcext:value-type="string">
            <text:p>Mitjana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Sánchez Cabanilla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4" calcext:value-type="float">
            <text:p>7.4</text:p>
          </table:table-cell>
          <table:table-cell table:style-name="ce5" office:value-type="float" office:value="8.32" calcext:value-type="float">
            <text:p>8.32</text:p>
          </table:table-cell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6" table:formula="of:=((([.C5]+[.D5]+[.E5])/3)*[.C4])+((([.F5]+[.G5]+[.H5])/3)*[.F4])+((([.I5]+[.J5]+[.K5])/3)*[.I4])+((([.L5]+[.M5])/2)*[.L4])" office:value-type="float" office:value="8.47" calcext:value-type="float">
            <text:p>8.47</text:p>
          </table:table-cell>
          <table:table-cell/>
          <table:table-cell table:style-name="ce5" office:value-type="string" calcext:value-type="string">
            <text:p>0 al 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12" table:formula="of:=([.N5]+[.N6]+[.N7])/3" office:value-type="float" office:value="7.360333333" calcext:value-type="float">
            <text:p>7.36</text:p>
          </table:table-cell>
          <table:table-cell table:number-columns-repeated="1005"/>
        </table:table-row>
        <table:table-row table:style-name="ro1">
          <table:table-cell table:style-name="ce5" office:value-type="string" calcext:value-type="string">
            <text:p>Cardona Andreu</text:p>
          </table:table-cell>
          <table:table-cell table:style-name="ce5" office:value-type="string" calcext:value-type="string">
            <text:p>Jaum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5" calcext:value-type="float">
            <text:p>7.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12" calcext:value-type="float">
            <text:p>7.12</text:p>
          </table:table-cell>
          <table:table-cell table:style-name="ce5" office:value-type="float" office:value="5.4" calcext:value-type="float">
            <text:p>5.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7.003333333" calcext:value-type="float">
            <text:p>7.00</text:p>
          </table:table-cell>
          <table:table-cell/>
          <table:table-cell table:style-name="ce5" office:value-type="string" calcext:value-type="string">
            <text:p>1 al 2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5" office:value-type="string" calcext:value-type="string">
            <text:p>Melià Carreres</text:p>
          </table:table-cell>
          <table:table-cell table:style-name="ce5" office:value-type="string" calcext:value-type="string">
            <text:p>Jordi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5" calcext:value-type="float">
            <text:p>9.5</text:p>
          </table:table-cell>
          <table:table-cell table:style-name="ce5" office:value-type="float" office:value="3.6" calcext:value-type="float">
            <text:p>3.6</text:p>
          </table:table-cell>
          <table:table-cell table:style-name="ce5" office:value-type="float" office:value="7.32" calcext:value-type="float">
            <text:p>7.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([.C7]+[.D7]+[.E7])/3)*[.C4])+((([.F7]+[.G7]+[.H7])/3)*[.F4])+((([.I7]+[.J7]+[.K7])/3)*[.I4])+((([.L7]+[.M7])/2)*[.L4])" office:value-type="float" office:value="6.607666667" calcext:value-type="float">
            <text:p>6.61</text:p>
          </table:table-cell>
          <table:table-cell/>
          <table:table-cell table:style-name="ce5" office:value-type="string" calcext:value-type="string">
            <text:p>2 al 3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3 al 4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4 al 5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5 al 6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6 al 7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7 al 8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8 al 9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5" office:value-type="string" calcext:value-type="string">
            <text:p>9 al 10</text:p>
          </table:table-cell>
          <table:table-cell table:style-name="ce5" office:value-type="float" office:value="0" calcext:value-type="float">
            <text:p>0</text:p>
          </table:table-cell>
          <table:table-cell table:style-name="ce16"/>
          <table:table-cell table:number-columns-repeated="1006"/>
        </table:table-row>
        <table:table-row table:style-name="ro1">
          <table:table-cell table:style-name="ce6" table:number-columns-repeated="14"/>
          <table:table-cell/>
          <table:table-cell table:style-name="ce14" table:number-columns-repeated="2"/>
          <table:table-cell table:number-columns-repeated="1007"/>
        </table:table-row>
        <table:table-row table:style-name="ro1" table:number-rows-repeated="5">
          <table:table-cell table:style-name="ce6" table:number-columns-repeated="14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'1a Ava'.H41" table:end-x="17.66pt" table:end-y="7.46pt" draw:z-index="2" draw:name="Chart 3" draw:style-name="gr1" draw:text-style-name="P1" svg:width="449.97pt" svg:height="278.22pt" svg:x="89.26pt" svg:y="12.76pt">
              <draw:object draw:notify-on-update-of-ranges="'1a Ava'.S4:'1a Ava'.S4 '1a Ava'.S5:'1a Ava'.S5 '1a Ava'.N2:'1a Ava'.N2 '1a Ava'.N3:'1a Ava'.N7 '1a Ava'.B3:'1a Ava'.B3 '1a Ava'.B4:'1a Ava'.B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>
            <draw:frame table:end-cell-address="'1a Ava'.N41" table:end-x="49.29pt" table:end-y="7.46pt" draw:z-index="0" draw:name="Chart 1" draw:style-name="gr1" draw:text-style-name="P1" svg:width="449.97pt" svg:height="278.22pt" svg:x="20.24pt" svg:y="12.76pt">
              <draw:object draw:notify-on-update-of-ranges="'1a Ava'.P5:'1a Ava'.P14 '1a Ava'.Q4:'1a Ava'.Q4 '1a Ava'.Q5:'1a Ava'.Q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'1a Ava'.U45" table:end-x="9.18pt" table:end-y="7.46pt" draw:z-index="1" draw:name="Chart 2" draw:style-name="gr1" draw:text-style-name="P1" svg:width="449.97pt" svg:height="345.71pt" svg:x="50.26pt" svg:y="8.25pt">
              <draw:object draw:notify-on-update-of-ranges="'1a Ava'.P5:'1a Ava'.P14 '1a Ava'.Q4:'1a Ava'.Q4 '1a Ava'.Q5:'1a Ava'.Q1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na Ava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 table:number-columns-repeated="1010"/>
        </table:table-row>
        <table:table-row table:style-name="ro1">
          <table:table-cell table:style-name="ce5" office:value-type="string" calcext:value-type="string">
            <text:p>Sánchez Cabanilla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12" table:formula="of:=((([.C5]+[.D5]+[.E5])/3)*[.C4])+((([.F5]+[.G5]+[.H5])/3)*[.F4])+((([.I5]+[.J5]+[.K5])/3)*[.I4])+((([.L5]+[.M5])/2)*[.L4])" office:value-type="float" office:value="7.333333333" calcext:value-type="float">
            <text:p>7.3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ardona Andreu</text:p>
          </table:table-cell>
          <table:table-cell table:style-name="ce5" office:value-type="string" calcext:value-type="string">
            <text:p>Jaum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7.066666667" calcext:value-type="float">
            <text:p>7.07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lià Carreres</text:p>
          </table:table-cell>
          <table:table-cell table:style-name="ce5" office:value-type="string" calcext:value-type="string">
            <text:p>Jordi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.5" calcext:value-type="float">
            <text:p>5.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8" calcext:value-type="float">
            <text:p>8</text:p>
          </table:table-cell>
          <table:table-cell table:style-name="ce12" table:formula="of:=((([.C7]+[.D7]+[.E7])/3)*[.C4])+((([.F7]+[.G7]+[.H7])/3)*[.F4])+((([.I7]+[.J7]+[.K7])/3)*[.I4])+((([.L7]+[.M7])/2)*[.L4])" office:value-type="float" office:value="7.35" calcext:value-type="float">
            <text:p>7.35</text:p>
          </table:table-cell>
          <table:table-cell table:number-columns-repeated="1010"/>
        </table:table-row>
        <table:table-row table:style-name="ro1" table:number-rows-repeated="13">
          <table:table-cell table:style-name="ce6" table:number-columns-repeated="14"/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a Ava" table:style-name="ta3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Quadern del professor</text:p>
          </table:table-cell>
          <table:covered-table-cell table:number-columns-repeated="12" table:style-name="ce7"/>
          <table:covered-table-cell table:style-name="ce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2" table:number-rows-spanned="1">
            <text:p>Alumnat</text:p>
          </table:table-cell>
          <table:covered-table-cell table:style-name="ce8"/>
          <table:table-cell table:style-name="ce2" office:value-type="string" calcext:value-type="string" table:number-columns-spanned="3" table:number-rows-spanned="1">
            <text:p>Pràctique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ercici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3" table:number-rows-spanned="1">
            <text:p>Exàmens</text:p>
          </table:table-cell>
          <table:covered-table-cell table:style-name="ce7"/>
          <table:covered-table-cell table:style-name="ce8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8"/>
          <table:table-cell table:style-name="ce2" office:value-type="string" calcext:value-type="string" table:number-columns-spanned="1" table:number-rows-spanned="3">
            <text:p>Nota Final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" table:number-rows-spanned="2">
            <text:p>Cognoms</text:p>
          </table:table-cell>
          <table:table-cell table:style-name="ce3" office:value-type="string" calcext:value-type="string" table:number-columns-spanned="1" table:number-rows-spanned="2">
            <text:p>Nom</text:p>
          </table:table-cell>
          <table:table-cell table:style-name="ce9" office:value-type="string" calcext:value-type="string">
            <text:p>P1</text:p>
          </table:table-cell>
          <table:table-cell table:style-name="ce9" office:value-type="string" calcext:value-type="string">
            <text:p>P2</text:p>
          </table:table-cell>
          <table:table-cell table:style-name="ce9" office:value-type="string" calcext:value-type="string">
            <text:p>P3</text:p>
          </table:table-cell>
          <table:table-cell table:style-name="ce9" office:value-type="string" calcext:value-type="string">
            <text:p>E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style-name="ce9" office:value-type="string" calcext:value-type="string">
            <text:p>A casa</text:p>
          </table:table-cell>
          <table:table-cell table:style-name="ce9" office:value-type="string" calcext:value-type="string">
            <text:p>A classe</text:p>
          </table:table-cell>
          <table:covered-table-cell table:style-name="ce11"/>
          <table:table-cell table:number-columns-repeated="1010"/>
        </table:table-row>
        <table:table-row table:style-name="ro1">
          <table:covered-table-cell table:number-columns-repeated="2" table:style-name="ce4"/>
          <table:table-cell table:style-name="ce10" office:value-type="percentage" office:value="0.3" calcext:value-type="percentage" table:number-columns-spanned="3" table:number-rows-spanned="1">
            <text:p>3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3" table:number-rows-spanned="1">
            <text:p>10.00%</text:p>
          </table:table-cell>
          <table:covered-table-cell table:style-name="ce7"/>
          <table:covered-table-cell table:style-name="ce8"/>
          <table:table-cell table:style-name="ce10" office:value-type="percentage" office:value="0.5" calcext:value-type="percentage" table:number-columns-spanned="3" table:number-rows-spanned="1">
            <text:p>50.00%</text:p>
          </table:table-cell>
          <table:covered-table-cell table:style-name="ce7"/>
          <table:covered-table-cell table:style-name="ce8"/>
          <table:table-cell table:style-name="ce10" office:value-type="percentage" office:value="0.1" calcext:value-type="percentage" table:number-columns-spanned="2" table:number-rows-spanned="1">
            <text:p>10.00%</text:p>
          </table:table-cell>
          <table:covered-table-cell table:style-name="ce8"/>
          <table:covered-table-cell table:style-name="ce4"/>
          <table:table-cell table:number-columns-repeated="1010"/>
        </table:table-row>
        <table:table-row table:style-name="ro1">
          <table:table-cell table:style-name="ce5" office:value-type="string" calcext:value-type="string">
            <text:p>Sánchez Cabanilla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7" calcext:value-type="float">
            <text:p>9.7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5]+[.D5]+[.E5])/3)*[.C4])+((([.F5]+[.G5]+[.H5])/3)*[.F4])+((([.I5]+[.J5]+[.K5])/3)*[.I4])+((([.L5]+[.M5])/2)*[.L4])" office:value-type="float" office:value="7.333333333" calcext:value-type="float">
            <text:p>7.33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Cardona Andreu</text:p>
          </table:table-cell>
          <table:table-cell table:style-name="ce5" office:value-type="string" calcext:value-type="string">
            <text:p>Jaume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12" table:formula="of:=((([.C6]+[.D6]+[.E6])/3)*[.C4])+((([.F6]+[.G6]+[.H6])/3)*[.F4])+((([.I6]+[.J6]+[.K6])/3)*[.I4])+((([.L6]+[.M6])/2)*[.L4])" office:value-type="float" office:value="6.65" calcext:value-type="float">
            <text:p>6.65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elià Carreres</text:p>
          </table:table-cell>
          <table:table-cell table:style-name="ce5" office:value-type="string" calcext:value-type="string">
            <text:p>Jordi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.21" calcext:value-type="float">
            <text:p>4.2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.65" calcext:value-type="float">
            <text:p>9.6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12" table:formula="of:=((([.C7]+[.D7]+[.E7])/3)*[.C4])+((([.F7]+[.G7]+[.H7])/3)*[.F4])+((([.I7]+[.J7]+[.K7])/3)*[.I4])+((([.L7]+[.M7])/2)*[.L4])" office:value-type="float" office:value="7.296" calcext:value-type="float">
            <text:p>7.30</text:p>
          </table:table-cell>
          <table:table-cell table:number-columns-repeated="1010"/>
        </table:table-row>
        <table:table-row table:style-name="ro1" table:number-rows-repeated="13">
          <table:table-cell table:style-name="ce6" table:number-columns-repeated="14"/>
          <table:table-cell table:number-columns-repeated="101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a Final" table:style-name="ta4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0" table:default-cell-style-name="Default"/>
        <table:table-row table:style-name="ro1">
          <table:table-cell table:style-name="ce9" office:value-type="string" calcext:value-type="string">
            <text:p>Cognom</text:p>
          </table:table-cell>
          <table:table-cell table:style-name="ce9" office:value-type="string" calcext:value-type="string">
            <text:p>Nom</text:p>
          </table:table-cell>
          <table:table-cell table:style-name="ce9" office:value-type="string" calcext:value-type="string">
            <text:p>Correu</text:p>
          </table:table-cell>
          <table:table-cell table:style-name="ce9" office:value-type="string" calcext:value-type="string">
            <text:p>Nota 1a ava</text:p>
          </table:table-cell>
          <table:table-cell table:style-name="ce9" office:value-type="string" calcext:value-type="string">
            <text:p>Nota 2na ava</text:p>
          </table:table-cell>
          <table:table-cell table:style-name="ce9" office:value-type="string" calcext:value-type="string">
            <text:p>Nota 3a ava</text:p>
          </table:table-cell>
          <table:table-cell table:style-name="ce9" office:value-type="string" calcext:value-type="string">
            <text:p>Nota Final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ánchez Cabanillas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dsanchez19797@iesjoanramis.org</text:p>
          </table:table-cell>
          <table:table-cell table:style-name="ce6" table:formula="of:=[$'1a Ava'.N5]" office:value-type="float" office:value="8.47" calcext:value-type="float">
            <text:p>8.47</text:p>
          </table:table-cell>
          <table:table-cell table:style-name="ce12" table:formula="of:=[$'2na Ava'.N5]" office:value-type="float" office:value="7.333333333" calcext:value-type="float">
            <text:p>7.33</text:p>
          </table:table-cell>
          <table:table-cell table:style-name="ce12" table:formula="of:=[$'3a Ava'.N5]" office:value-type="float" office:value="7.333333333" calcext:value-type="float">
            <text:p>7.33</text:p>
          </table:table-cell>
          <table:table-cell table:style-name="ce12" table:formula="of:=([.D2]+[.E2]+[.F2])/3" office:value-type="float" office:value="7.712222222" calcext:value-type="float">
            <text:p>7.7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ardona Andreu</text:p>
          </table:table-cell>
          <table:table-cell table:style-name="ce5" office:value-type="string" calcext:value-type="string">
            <text:p>Jaume</text:p>
          </table:table-cell>
          <table:table-cell table:style-name="ce5" office:value-type="string" calcext:value-type="string">
            <text:p>jcardona19822@iesjoanramis.org</text:p>
          </table:table-cell>
          <table:table-cell table:style-name="ce12" table:formula="of:=[$'1a Ava'.N6]" office:value-type="float" office:value="7.003333333" calcext:value-type="float">
            <text:p>7.00</text:p>
          </table:table-cell>
          <table:table-cell table:style-name="ce12" table:formula="of:=[$'2na Ava'.N6]" office:value-type="float" office:value="7.066666667" calcext:value-type="float">
            <text:p>7.07</text:p>
          </table:table-cell>
          <table:table-cell table:style-name="ce12" table:formula="of:=[$'3a Ava'.N6]" office:value-type="float" office:value="6.65" calcext:value-type="float">
            <text:p>6.65</text:p>
          </table:table-cell>
          <table:table-cell table:style-name="ce12" table:formula="of:=([.D3]+[.E3]+[.F3])/3" office:value-type="float" office:value="6.90666666666667" calcext:value-type="float">
            <text:p>6.9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lià Carreres</text:p>
          </table:table-cell>
          <table:table-cell table:style-name="ce5" office:value-type="string" calcext:value-type="string">
            <text:p>Jordi</text:p>
          </table:table-cell>
          <table:table-cell table:style-name="ce5" office:value-type="string" calcext:value-type="string">
            <text:p>jmelia20941@iesjoanramis.org</text:p>
          </table:table-cell>
          <table:table-cell table:style-name="ce12" table:formula="of:=[$'1a Ava'.N7]" office:value-type="float" office:value="6.607666667" calcext:value-type="float">
            <text:p>6.61</text:p>
          </table:table-cell>
          <table:table-cell table:style-name="ce12" table:formula="of:=[$'2na Ava'.N7]" office:value-type="float" office:value="7.35" calcext:value-type="float">
            <text:p>7.35</text:p>
          </table:table-cell>
          <table:table-cell table:style-name="ce12" table:formula="of:=[$'3a Ava'.N7]" office:value-type="float" office:value="7.296" calcext:value-type="float">
            <text:p>7.30</text:p>
          </table:table-cell>
          <table:table-cell table:style-name="ce12" table:formula="of:=([.D4]+[.E4]+[.F4])/3" office:value-type="float" office:value="7.08455555566667" calcext:value-type="float">
            <text:p>7.08</text:p>
          </table:table-cell>
          <table:table-cell table:number-columns-repeated="101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a_20_Ava" style:display-name="PageStyle_1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na_20_Ava" style:display-name="PageStyle_2n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a_20_Ava" style:display-name="PageStyle_3a 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a_20_Final" style:display-name="PageStyle_Nota Fin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50" meta:object-count="3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solid-type="cuboid"/>
      <style:graphic-properties draw:fill-color="#4285f4"/>
    </style:style>
    <style:style style:name="ch8" style:family="chart">
      <style:chart-properties chart:solid-type="cuboid"/>
      <style:graphic-properties draw:fill-color="#ea4335"/>
    </style:style>
    <style:style style:name="ch9" style:family="chart">
      <style:chart-properties chart:solid-type="cuboid"/>
      <style:graphic-properties draw:fill-color="#fbbc04"/>
    </style:style>
    <style:style style:name="ch10" style:family="chart">
      <style:chart-properties chart:solid-type="cuboid"/>
      <style:graphic-properties draw:fill-color="#34a853"/>
    </style:style>
    <style:style style:name="ch11" style:family="chart">
      <style:chart-properties chart:solid-type="cuboid"/>
      <style:graphic-properties draw:fill-color="#ff6d01"/>
    </style:style>
    <style:style style:name="ch12" style:family="chart">
      <style:chart-properties chart:solid-type="cuboid"/>
      <style:graphic-properties draw:fill-color="#46bdc6"/>
    </style:style>
    <style:style style:name="ch13" style:family="chart">
      <style:chart-properties chart:solid-type="cuboid"/>
      <style:graphic-properties draw:fill-color="#7baaf7"/>
    </style:style>
    <style:style style:name="ch14" style:family="chart">
      <style:chart-properties chart:solid-type="cuboid"/>
      <style:graphic-properties draw:fill-color="#f07b72"/>
    </style:style>
    <style:style style:name="ch15" style:family="chart">
      <style:chart-properties chart:solid-type="cuboid"/>
      <style:graphic-properties draw:fill-color="#fcd04f"/>
    </style:style>
    <style:style style:name="ch16" style:family="chart">
      <style:chart-properties chart:solid-type="cuboid"/>
      <style:graphic-properties draw:fill-color="#71c287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circle" chart:style-name="ch1">
        <chart:legend chart:legend-position="end" svg:x="14.088cm" svg:y="2.368cm" style:legend-expansion="high" chart:style-name="ch2"/>
        <chart:plot-area chart:style-name="ch3" table:cell-range-address="'1a Ava'.P4:'1a Ava'.Q14" chart:data-source-has-labels="both" svg:x="0.317cm" svg:y="0.196cm" svg:width="13.454cm" svg:height="9.424cm">
          <chartooo:coordinate-region svg:x="2.332cm" svg:y="0.197cm" svg:width="9.423cm" svg:height="9.423cm"/>
          <chart:axis chart:dimension="x" chart:name="primary-x" chart:style-name="ch4" chartooo:axis-type="text">
            <chart:categories table:cell-range-address="'1a Ava'.P5:'1a Ava'.P14"/>
          </chart:axis>
          <chart:axis chart:dimension="y" chart:name="primary-y" chart:style-name="ch5"/>
          <chart:series chart:style-name="ch6" chart:values-cell-range-address="'1a Ava'.Q5:'1a Ava'.Q14" chart:label-cell-address="'1a Ava'.Q4:'1a Ava'.Q4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</text:p>
                <draw:g>
                  <svg:desc>'1a Ava'.Q4:'1a Ava'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al 1</text:p>
                <draw:g>
                  <svg:desc>'1a Ava'.P5:'1a Ava'.P14</svg:desc>
                </draw:g>
              </table:table-cell>
              <table:table-cell office:value-type="float" office:value="0">
                <text:p>0</text:p>
                <draw:g>
                  <svg:desc>'1a Ava'.Q5:'1a Ava'.Q14</svg:desc>
                </draw:g>
              </table:table-cell>
            </table:table-row>
            <table:table-row>
              <table:table-cell office:value-type="string">
                <text:p>1 al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al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al 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al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al 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al 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 al 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 al 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 al 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12.197cm" xlink:href=".." xlink:type="simple" chart:class="chart:line" chart:style-name="ch1">
        <chart:legend chart:legend-position="end" svg:x="13.129cm" svg:y="5.799cm" style:legend-expansion="high" chart:style-name="ch2"/>
        <chart:plot-area chart:style-name="ch3" table:cell-range-address="'1a Ava'.P4:'1a Ava'.Q14" chart:data-source-has-labels="both" svg:x="1.377cm" svg:y="0.243cm" svg:width="11.435cm" svg:height="10.681cm">
          <chartooo:coordinate-region svg:x="1.954cm" svg:y="0.443cm" svg:width="10.34cm" svg:height="9.984cm"/>
          <chart:axis chart:dimension="x" chart:name="primary-x" chart:style-name="ch4" chartooo:axis-type="text">
            <chart:title svg:x="6.673cm" svg:y="11.168cm" chart:style-name="ch5">
              <text:p>Nota</text:p>
            </chart:title>
            <chart:categories table:cell-range-address="'1a Ava'.P5:'1a Ava'.P14"/>
          </chart:axis>
          <chart:axis chart:dimension="y" chart:name="primary-y" chart:style-name="ch6">
            <chart:title svg:x="0.451cm" svg:y="6.348cm" chart:style-name="ch7">
              <text:p>Quantitat</text:p>
            </chart:title>
            <chart:grid chart:style-name="ch8" chart:class="major"/>
          </chart:axis>
          <chart:series chart:style-name="ch9" chart:values-cell-range-address="'1a Ava'.Q5:'1a Ava'.Q14" chart:label-cell-address="'1a Ava'.Q4:'1a Ava'.Q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</text:p>
                <draw:g>
                  <svg:desc>'1a Ava'.Q4:'1a Ava'.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 al 1</text:p>
                <draw:g>
                  <svg:desc>'1a Ava'.P5:'1a Ava'.P14</svg:desc>
                </draw:g>
              </table:table-cell>
              <table:table-cell office:value-type="float" office:value="0">
                <text:p>0</text:p>
                <draw:g>
                  <svg:desc>'1a Ava'.Q5:'1a Ava'.Q14</svg:desc>
                </draw:g>
              </table:table-cell>
            </table:table-row>
            <table:table-row>
              <table:table-cell office:value-type="string">
                <text:p>1 al 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 al 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 al 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 al 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 al 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 al 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 al 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 al 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 al 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bbc0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559cm" svg:y="4.111cm" style:legend-expansion="high" chart:style-name="ch2"/>
        <chart:plot-area chart:style-name="ch3" table:cell-range-address="'1a Ava'.S4:'1a Ava'.S5 '1a Ava'.N2:'1a Ava'.N7 '1a Ava'.B3:'1a Ava'.B7" chart:data-source-has-labels="row" svg:x="0.317cm" svg:y="0.196cm" svg:width="12.925cm" svg:height="9.424cm">
          <chartooo:coordinate-region svg:x="0.603cm" svg:y="0.395cm" svg:width="12.639cm" svg:height="8.7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1a Ava'.S5:'1a Ava'.S5" chart:label-cell-address="'1a Ava'.S4:'1a Ava'.S4" chart:class="chart:bar">
            <chart:data-point/>
          </chart:series>
          <chart:series chart:style-name="ch8" chart:values-cell-range-address="'1a Ava'.N3:'1a Ava'.N7" chart:label-cell-address="'1a Ava'.N2:'1a Ava'.N2" chart:class="chart:bar">
            <chart:data-point chart:repeated="5"/>
          </chart:series>
          <chart:series chart:style-name="ch9" chart:values-cell-range-address="'1a Ava'.B4:'1a Ava'.B7" chart:label-cell-address="'1a Ava'.B3:'1a Ava'.B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jana</text:p>
                <draw:g>
                  <svg:desc>'1a Ava'.S4:'1a Ava'.S4</svg:desc>
                </draw:g>
              </table:table-cell>
              <table:table-cell office:value-type="string">
                <text:p>Nota Final</text:p>
                <draw:g>
                  <svg:desc>'1a Ava'.N2:'1a Ava'.N2</svg:desc>
                </draw:g>
              </table:table-cell>
              <table:table-cell office:value-type="string">
                <text:p>Nom</text:p>
                <draw:g>
                  <svg:desc>'1a Ava'.B3:'1a Ava'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360333333">
                <text:p>7.360333333</text:p>
                <draw:g>
                  <svg:desc>'1a Ava'.S5:'1a Ava'.S5</svg:desc>
                </draw:g>
              </table:table-cell>
              <table:table-cell office:value-type="float" office:value="NaN">
                <text:p>NaN</text:p>
                <draw:g>
                  <svg:desc>'1a Ava'.N3:'1a Ava'.N7</svg:desc>
                </draw:g>
              </table:table-cell>
              <table:table-cell office:value-type="float" office:value="NaN">
                <text:p>NaN</text:p>
                <draw:g>
                  <svg:desc>'1a Ava'.B4:'1a Ava'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8.47">
                <text:p>8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.003333333">
                <text:p>7.00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.607666667">
                <text:p>6.60766666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